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b60a1"/>
    </style:style>
    <style:style style:name="P2" style:family="paragraph" style:parent-style-name="Standard">
      <style:text-properties officeooo:rsid="000c7ecd" officeooo:paragraph-rsid="000c7ecd"/>
    </style:style>
    <style:style style:name="P3" style:family="paragraph" style:parent-style-name="Standard">
      <style:text-properties officeooo:rsid="000eb57a" officeooo:paragraph-rsid="000eb57a"/>
    </style:style>
    <style:style style:name="P4" style:family="paragraph" style:parent-style-name="Standard">
      <style:text-properties officeooo:rsid="0010d90e" officeooo:paragraph-rsid="0010d90e"/>
    </style:style>
    <style:style style:name="P5" style:family="paragraph" style:parent-style-name="Standard">
      <style:text-properties officeooo:rsid="001449fe" officeooo:paragraph-rsid="001449fe"/>
    </style:style>
    <style:style style:name="P6" style:family="paragraph" style:parent-style-name="Standard" style:master-page-name="MP0">
      <style:paragraph-properties style:page-number="auto" fo:break-before="page"/>
    </style:style>
    <style:style style:name="P7" style:family="paragraph" style:parent-style-name="Standard">
      <style:text-properties officeooo:paragraph-rsid="001619a7"/>
    </style:style>
    <style:style style:name="P8" style:family="paragraph" style:parent-style-name="Standard">
      <style:text-properties officeooo:rsid="001a6941" officeooo:paragraph-rsid="001a6941"/>
    </style:style>
    <style:style style:name="P9" style:family="paragraph" style:parent-style-name="Standard">
      <style:text-properties officeooo:rsid="001bec6e" officeooo:paragraph-rsid="001bec6e"/>
    </style:style>
    <style:style style:name="T1" style:family="text">
      <style:text-properties officeooo:rsid="0008b2d7"/>
    </style:style>
    <style:style style:name="T2" style:family="text">
      <style:text-properties officeooo:rsid="000a1da1"/>
    </style:style>
    <style:style style:name="T3" style:family="text">
      <style:text-properties officeooo:rsid="000b60a1"/>
    </style:style>
    <style:style style:name="T4" style:family="text">
      <style:text-properties officeooo:rsid="000c7ecd"/>
    </style:style>
    <style:style style:name="T5" style:family="text">
      <style:text-properties officeooo:rsid="000cdf11"/>
    </style:style>
    <style:style style:name="T6" style:family="text">
      <style:text-properties officeooo:rsid="000d409c"/>
    </style:style>
    <style:style style:name="T7" style:family="text">
      <style:text-properties officeooo:rsid="000ea9fd"/>
    </style:style>
    <style:style style:name="T8" style:family="text">
      <style:text-properties officeooo:rsid="000f9729"/>
    </style:style>
    <style:style style:name="T9" style:family="text">
      <style:text-properties officeooo:rsid="0010b8e1"/>
    </style:style>
    <style:style style:name="T10" style:family="text">
      <style:text-properties officeooo:rsid="0010d90e"/>
    </style:style>
    <style:style style:name="T11" style:family="text">
      <style:text-properties officeooo:rsid="0012d31c"/>
    </style:style>
    <style:style style:name="T12" style:family="text">
      <style:text-properties officeooo:rsid="0012ebfd"/>
    </style:style>
    <style:style style:name="T13" style:family="text">
      <style:text-properties officeooo:rsid="001619a7"/>
    </style:style>
    <style:style style:name="T14" style:family="text">
      <style:text-properties officeooo:rsid="00170c75"/>
    </style:style>
    <style:style style:name="T15" style:family="text">
      <style:text-properties officeooo:rsid="0018f7e6"/>
    </style:style>
    <style:style style:name="T16" style:family="text">
      <style:text-properties officeooo:rsid="001bec6e"/>
    </style:style>
    <style:style style:name="T17" style:family="text">
      <style:text-properties officeooo:rsid="001d4c44"/>
    </style:style>
    <style:style style:name="T18" style:family="text">
      <style:text-properties officeooo:rsid="001da9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dvanced Webtech Assessment Report</text:p>
      <text:p text:style-name="Standard"/>
      <text:p text:style-name="Standard">Website Description</text:p>
      <text:p text:style-name="Standard"/>
      <text:p text:style-name="Standard">This is a website where registered users can posts of text and images. Users are able to follow other users and by following other users, their posts will be displayed on their “feed page”. The feed page displays the posts of all the accounts the user follows ordered newest first. By clicking on a post on their feed page they will be taken to a “post page” which will show the post that they clicked and also allow the user to make reply posts to the post of the page which will be displayed below the post of the page. On every posts there will be a button to like a post and the post will display how many users have “liked” a post. <text:span text:style-name="T1">As well as the like button there will be a repost button on every post which will add that post to the feed of every the user’s followers. </text:span><text:span text:style-name="T13">There will also be a button to “repost” a post which when click will display the post on the feed’s of the accounts that follow the user and it will also display the post on the user’s profile page.</text:span> <text:s/>Additionally there will be a search function that will allow the user to enter a certain term and it will display all of the posts that contain that term in it, like the feed page it can be newest first but it will also allow for the ability to search for the oldest posts first and also the posts with the most amount of likes first.</text:p>
      <text:p text:style-name="Standard"/>
      <text:p text:style-name="Standard"/>
      <text:p text:style-name="Standard">Website Features</text:p>
      <text:p text:style-name="Standard"/>
      <text:p text:style-name="P3">In order to access most of this accounts features, a user will need to register an account and then log in to it. To register the user will need to enter a username which needs to be unique to all other usernames registered and must have no spaces, a password, and a display name. The username and password will be needed to log in to the account and the display name will give the user more freedom to identify themselves. An account will also have a profile picture which the user can change but when an account is created it will just be a <text:span text:style-name="T8">default picture. The purpose of accounts will be so that users can identify each other. Accounts need to have a username and password in order to log in to the account, and the display name and profile picture act as ways for users to identify themselves.</text:span></text:p>
      <text:p text:style-name="Standard"/>
      <text:p text:style-name="P1"><text:span text:style-name="T3">The primary function of users on this site is to make posts, posts can contain text or images, or they can contain both. At the top of every post there will be the profile picture, display name and username. If the post contains both text and images, then <text:s/>below the user’s details there will be the images and then the text, if there is only text or only images then they will just be displayed below the user details without the other. </text:span><text:span text:style-name="T5">There will be a “follow” </text:span><text:span text:style-name="T9">button</text:span><text:span text:style-name="T5"> on every post </text:span><text:span text:style-name="T6">which when </text:span><text:span text:style-name="T9">clicked</text:span><text:span text:style-name="T6"> will mean that </text:span><text:span text:style-name="T5">posts of the account will </text:span><text:span text:style-name="T6">now</text:span><text:span text:style-name="T5"> be displayed on the users feed page (which will be explained in a later paragraph)</text:span><text:span text:style-name="T3">. </text:span><text:span text:style-name="T4">When a post is clicked on it will take the user to a post page that will display the post in question </text:span><text:span text:style-name="T5">and all the replies to that post below it (reply posts will be explained in a later paragraph)</text:span><text:span text:style-name="T4">.</text:span><text:span text:style-name="T3"> The ability to create and view posts is the primary function of this website, it serves as a means for users to communicate with each other. </text:span><text:span text:style-name="T4">As well as this it is important to have the users details displayed at the top of every page </text:span><text:span text:style-name="T9">so that users can easily tell what user made the post</text:span><text:span text:style-name="T4">.</text:span></text:p>
      <text:p text:style-name="P1"/>
      <text:p text:style-name="P2">Every user will have a feed page which will act as the main page for users user they followed on their feed page. The feed page will display the posts of all the accounts the user follows <text:span text:style-name="T6">ordered by the most recent posts descending. The posts will be loaded in batches of 10 posts per batch and when the user scrolls to the bottom of the page it will load the next batch of posts. Additionally if more posts </text:span><text:span text:style-name="T7">have been made by accounts the user follows since the feed page has been loaded a button will appear at the top of the page to load new posts. </text:span><text:span text:style-name="T10">There will be a section at the top of the page to create a new post, it will have a textbox and a button to upload images, and also the button to post the post.</text:span><text:span text:style-name="T7"> This page will serve as the primary way for users to find posts, it will be easy to </text:span><text:soft-page-break/><text:span text:style-name="T7">access and will show content that the user wants to see indicated by the fact that the users followed these accounts. Additionally the feature of loading posts in batches allows saves the user from having to wait for the page to load all of the posts from all of the accounts they follow, most of which they probably wont see since they probably only want to see the most recent posts. And the feature of a button appearing to view posts that have been made since the page was last loaded will save the user from having to reload the page if they want to see newer posts.</text:span></text:p>
      <text:p text:style-name="P2"/>
      <text:p text:style-name="P4">On a post page there will be a section that will show the reply posts <text:span text:style-name="T11">known simply as replies</text:span> to the post of the page and <text:span text:style-name="T11">the top of the reply section will have the ability to make new replies just like the section at the top of the feed page where you can make new posts. Reply posts are just like normal posts only that </text:span><text:span text:style-name="T12">they’re made to be in response to another tweet and will be displayed on the page of the post it’s replying to. On a reply’s page it will display the post that the reply is replying to and if that reply is also a reply then it will have the post that was a reply and so on if that post was also a reply. Replies will make discussion on the website much easier.</text:span></text:p>
      <text:p text:style-name="P1"/>
      <text:p text:style-name="Standard">Each user will have a profile page, <text:span text:style-name="T1">at the top of every page they will have their profile picture, display name and username just like at the top of every post, but they will also have a profile description. Beneath this it will display the posts that the user has made and </text:span><text:span text:style-name="T2">the posts will be loaded in a similar manner to how they are loaded on the feed page only that it will only be the posts of the page’s account. An accounts profile page can be accessed by click on the profile picture, display name or username that is on every post. This feature will allow users to know more about a user who’s post they’ve just seen. It will also make it easier for a user to find the post if they know the account who posted it.</text:span></text:p>
      <text:p text:style-name="Standard"/>
      <text:p text:style-name="Standard">There will be a settings page that will allow users to update their account details, that are their username (as long as it’s unique to any other user’s username), their display name, their password (though the user will have to re enter their current password first) and their profile picture. This will be useful in case a user regrets a certain account detail since with out it the only thing they could do about it would be to create a new account which would mean losing all of their posts and followers. Additionally the feature requiring that users have to re enter their password before changing it is important to protecting their account from being hijacked, say for example: a user has logged in in a public place like a library and may have left the computer for a few minutes, this might allow someone to change their password in order to hijack their account, however requiring that they enter their current password before they’re able to change it would prevent this from being possible.</text:p>
      <text:p text:style-name="Standard"/>
      <text:p text:style-name="Standard">Every post will have a button to “like” a post and every post will display a count of the amount of people that have liked each post. <text:span text:style-name="T12">Likes will allow users to see how popular a post is and will act as a way of expressing to the account posting that you like the post.</text:span></text:p>
      <text:p text:style-name="Standard"/>
      <text:p text:style-name="P5">In addition to likes, every post will have a button to “repost” a post and every post will display the amount of users who have reposted a post. But where reposts differ to likes is when a user reposts a post, the post will be displayed on the feeds of all the accounts who follow the user and it will also be displayed on the users feed. This will first of all act as a way of letting a user show other users a post that they really liked and secondly it will act as a way of letting users find new accounts to follow rather than just the accounts they currently follow.</text:p>
      <text:p text:style-name="Standard"/>
      <text:p text:style-name="Standard">There will be a search feature where users can search for a certain phrase and it will display all of the posts that contain that searched phrase in it, it will function similar to the feed page in terms of how the posts are loaded however along with the newest first ordering of the feed page, there will also be the ability to order the posts oldest first and also the posts that have received the most likes first. This feature will allow users to find more specific posts if the wish to view them.</text:p>
      <text:p text:style-name="Standard"/>
      <text:p text:style-name="P7"><text:soft-page-break/><text:span text:style-name="T13">There will be a notifications page which will display a list of interactions other accounts have made with the user and what account did i</text:span><text:span text:style-name="T15">t</text:span><text:span text:style-name="T13">, those interactions are the following: If an account has followed the user, </text:span><text:span text:style-name="T14">if an account has liked a post made by the user, if an account has reposted a post made by the user and if an account has reposted a post made by the user, and if an account has replied to a post made by the user. </text:span><text:span text:style-name="T15">If the interaction involved a post (when an account likes a post for example) it will display what post the account liked. This page will let users quickly see who is engaging with their posts and account.</text:span></text:p>
      <text:p text:style-name="P7"/>
      <text:p text:style-name="P8">Every page will have a side bar that will have buttons to access their feed page, their notifications, their profile and their settings page. This will make navigating the site much easier for users, also this is the only place that they can access their notifications and their settings.</text:p>
      <text:p text:style-name="P8"/>
      <text:p text:style-name="P8">There will be some users that will be made moderators which will be <text:span text:style-name="T16">assigned that role on the back end, their job is to ensure that the websites users are enforcing the websites terms of service (the terms of service do not need to be defined here.) Moderators will have a button on every post or profile to ban that user (except for themselves and other moderators) a ban can occur for a period of time decided by the moderator or it can be permanent. This will protect the website from toxic content that will worsen the users experience.</text:span></text:p>
      <text:p text:style-name="P8"/>
      <text:p text:style-name="P9">Users will be able to report other users for violating the terms of service. <text:span text:style-name="T17">There will be a button to file a report on every post and profile just like moderators have a button to ban users. When they make a report they will have a text box where they can enter why they think this user has violated the terms of service. Moderators will have a button on the side bar which will take them to the reports page which only they can access. On the reports page will display every report a user has filed that a moderator has not made a decision on yet ordered oldest first, the reports will be loaded one at time where when the moderator has made a decision </text:span><text:span text:style-name="T18">it will load the next report and so on until there are no reports undecided on remaining. The report will display the message the user made explaining why they think the user violated the terms of service and if the report was made on a post then it will display the post it was made on as well, below the report it will have a button to ban the user if the moderator thinks the user violated the terms of service and a button not to ban the user if they think the user didn’t violate the terms of service. This will make it much easier for moderators to enforce the websites terms of service.</text:span></text:p>
      <text:p text:style-name="Standard"/>
      <text:p text:style-name="Standard">Implementation Approach</text:p>
      <text:p text:style-name="Standard"/>
      <text:p text:style-name="Standard">The first step of the implementation i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4-10-09T13:57:00Z</meta:creation-date>
    <dc:date>2024-10-17T13:02:37.949523252</dc:date>
    <meta:editing-cycles>9</meta:editing-cycles>
    <meta:editing-duration>PT3H30M18S</meta:editing-duration>
    <meta:document-statistic meta:table-count="0" meta:image-count="0" meta:object-count="0" meta:page-count="3" meta:paragraph-count="19" meta:word-count="2136" meta:character-count="11181" meta:non-whitespace-character-count="9062"/>
    <meta:template xlink:type="simple" xlink:actuate="onRequest" xlink:title="" xlink:href="Normal.dotm"/>
  </office:meta>
</office:document-meta>
</file>